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97cm"/>
    </style:style>
    <style:style style:name="co2" style:family="table-column">
      <style:table-column-properties fo:break-before="auto" style:column-width="7.234cm"/>
    </style:style>
    <style:style style:name="co3" style:family="table-column">
      <style:table-column-properties fo:break-before="auto" style:column-width="4.517cm"/>
    </style:style>
    <style:style style:name="co4" style:family="table-column">
      <style:table-column-properties fo:break-before="auto" style:column-width="10.236cm"/>
    </style:style>
    <style:style style:name="co5" style:family="table-column">
      <style:table-column-properties fo:break-before="auto" style:column-width="8.514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HCI – User Tes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1. Think - Aloud Test </text:p>
          </table:table-cell>
          <table:table-cell table:style-name="ce2" office:value-type="string">
            <text:p>Test1 Nicht vollständig</text:p>
          </table:table-cell>
          <table:table-cell table:style-name="ce2" office:value-type="string">
            <text:p>Test2 </text:p>
          </table:table-cell>
          <table:table-cell table:style-name="ce2" office:value-type="string">
            <text:p>Test3</text:p>
          </table:table-cell>
          <table:table-cell table:style-name="ce2" office:value-type="string">
            <text:p>Test4</text:p>
          </table:table-cell>
          <table:table-cell table:style-name="ce2" office:value-type="string">
            <text:p>Test5</text:p>
          </table:table-cell>
        </table:table-row>
        <table:table-row table:style-name="ro1">
          <table:table-cell office:value-type="string">
            <text:p>#1 Bitten Sie den Probanden jeweils laut zu kommentieren, was er machen würde und warum. </text:p>
          </table:table-cell>
          <table:table-cell/>
          <table:table-cell office:value-type="string">
            <text:p>User hat Spaghetti Räucherspeck entschieden. </text:p>
          </table:table-cell>
          <table:table-cell office:value-type="string">
            <text:p>User Spaghetti mit Sprachsteuerung </text:p>
          </table:table-cell>
          <table:table-cell office:value-type="string">
            <text:p>Hände sind noch sauber deswegen noch mit der Mau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estentest gut abgeschlossen, der user weiß swipet </text:p>
          </table:table-cell>
          <table:table-cell office:value-type="string">
            <text:p>Der User weiß wie man weiter sagt und „zurück“ sagt bzw hoch. </text:p>
          </table:table-cell>
          <table:table-cell office:value-type="string">
            <text:p>beides ist aktiv Gesten und Sprach</text:p>
          </table:table-cell>
          <table:table-cell/>
        </table:table-row>
        <table:table-row table:style-name="ro2">
          <table:table-cell office:value-type="string">
            <text:p>#2 Geben Sie dem Probanden die Aufgabe aus ihrem Interaktions-Szenario</text:p>
          </table:table-cell>
          <table:table-cell/>
          <table:table-cell office:value-type="string">
            <text:p>Szenario : Dreckige Hände Timer muss gestartet werden </text:p>
          </table:table-cell>
          <table:table-cell office:value-type="string">
            <text:p>Timer starten und Timer Pausieren naja.. </text:p>
          </table:table-cell>
          <table:table-cell office:value-type="string">
            <text:p>Die Sprachsteuerung hat gelagg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imer Starten lieber sagen, die geste ist zu schwierig, man muss üben. </text:p>
          </table:table-cell>
          <table:table-cell office:value-type="string">
            <text:p>Timer stoppen funktioniert ohne Probleme </text:p>
          </table:table-cell>
          <table:table-cell office:value-type="string">
            <text:p>Einführung</text:p>
          </table:table-cell>
          <table:table-cell/>
        </table:table-row>
        <table:table-row table:style-name="ro2">
          <table:table-cell office:value-type="string">
            <text:p>#3 Simulieren Sie die Interaktion, in dem Sie dem Probanden den zu seiner jeweilen Interaktion passenden Wireframe vorlegen... </text:p>
          </table:table-cell>
          <table:table-cell table:number-columns-repeated="3"/>
          <table:table-cell office:value-type="string">
            <text:p>Option Timer Starten : perfekt geschafft 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Pausieren perfekt</text:p>
          </table:table-cell>
          <table:table-cell/>
        </table:table-row>
        <table:table-row table:style-name="ro1">
          <table:table-cell office:value-type="string">
            <text:p>#4 Halten Sie Beobachtungen, Kommentare, Probleme usw. fest</text:p>
          </table:table-cell>
          <table:table-cell table:number-columns-repeated="3"/>
          <table:table-cell office:value-type="string">
            <text:p>Weiter Geste &amp;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Zurück Geste auch perfekt</text:p>
          </table:table-cell>
          <table:table-cell/>
        </table:table-row>
        <table:table-row table:style-name="ro1">
          <table:table-cell office:value-type="string">
            <text:p>#5 Wie häufig nutzen Sie zum Kochen Kochrezepte?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prachsteuerung </text:p>
          </table:table-cell>
          <table:table-cell/>
        </table:table-row>
        <table:table-row table:style-name="ro1">
          <table:table-cell office:value-type="string">
            <text:p>#6 Webseite Gestaltung </text:p>
          </table:table-cell>
          <table:table-cell office:value-type="string">
            <text:p>gut aus : 6,5</text:p>
          </table:table-cell>
          <table:table-cell table:number-columns-repeated="2" office:value-type="string">
            <text:p>ganz gu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2. Steuerung </text:p>
          </table:table-cell>
          <table:table-cell table:number-columns-repeated="5"/>
        </table:table-row>
        <table:table-row table:style-name="ro2">
          <table:table-cell office:value-type="string">
            <text:p>#1 Sprachsteuerung : 1-1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ei der Geste muss man aufpassen, weil man sonst weiter oder zurück swipe und den timer automatisch startet. 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ei der Sprache ist einfacher, da jeder einfach weiter oder zurück sagen kann</text:p>
          </table:table-cell>
          <table:table-cell/>
        </table:table-row>
        <table:table-row table:style-name="ro2">
          <table:table-cell office:value-type="string">
            <text:p>#2 Gestensteuerung : 1-10</text:p>
          </table:table-cell>
          <table:table-cell/>
          <table:table-cell office:value-type="string">
            <text:p>Die <text:s/>Richtung wie man swipe ist natürlich angenehm. Timer Starten und Stoppen. 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. Fazit?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#1 Können die Nutzer Kernaufgaben ohne Probleme lösen?</text:p>
          </table:table-cell>
          <table:table-cell office:value-type="string">
            <text:p>Wir mussten den Probanden erklären</text:p>
          </table:table-cell>
          <table:table-cell table:number-columns-repeated="2" office:value-type="string">
            <text:p>JA</text:p>
          </table:table-cell>
          <table:table-cell office:value-type="string">
            <text:p>Gewohnheitssache </text:p>
          </table:table-cell>
          <table:table-cell/>
        </table:table-row>
        <table:table-row table:style-name="ro1">
          <table:table-cell office:value-type="string">
            <text:p>1 – 10</text:p>
          </table:table-cell>
          <table:table-cell table:number-columns-repeated="5"/>
        </table:table-row>
        <table:table-row table:style-name="ro1">
          <table:table-cell office:value-type="string">
            <text:p>#2 Sind wichtige Informationen auch tatsächlich auffindbar?</text:p>
          </table:table-cell>
          <table:table-cell office:value-type="string">
            <text:p>Die Einführung mangelhaft, Eigenverschuldung</text:p>
          </table:table-cell>
          <table:table-cell table:number-columns-repeated="4"/>
        </table:table-row>
        <table:table-row table:style-name="ro1">
          <table:table-cell office:value-type="string">
            <text:p>1 – 10</text:p>
          </table:table-cell>
          <table:table-cell table:number-columns-repeated="5"/>
        </table:table-row>
        <table:table-row table:style-name="ro1">
          <table:table-cell office:value-type="string">
            <text:p>#3 Sind Texte verständlich und übersichtlich aufbereitet?</text:p>
          </table:table-cell>
          <table:table-cell office:value-type="string">
            <text:p>Verständlich und lesbar</text:p>
          </table:table-cell>
          <table:table-cell table:number-columns-repeated="4"/>
        </table:table-row>
        <table:table-row table:style-name="ro1">
          <table:table-cell office:value-type="string">
            <text:p>1 – 10 </text:p>
          </table:table-cell>
          <table:table-cell table:number-columns-repeated="5"/>
        </table:table-row>
        <table:table-row table:style-name="ro1">
          <table:table-cell office:value-type="string">
            <text:p>#4 Wird der Nutzer gut durch die jeweiligen Prozesse geführt?</text:p>
          </table:table-cell>
          <table:table-cell table:number-columns-repeated="5"/>
        </table:table-row>
        <table:table-row table:style-name="ro1">
          <table:table-cell office:value-type="string">
            <text:p>1 – 10 </text:p>
          </table:table-cell>
          <table:table-cell table:number-columns-repeated="5"/>
        </table:table-row>
        <table:table-row table:style-name="ro1">
          <table:table-cell office:value-type="string">
            <text:p>#5 Gibt es Stellen, an denen der Nutzer nicht ohne Hilfe weiter kommt (mögliche Abbruchstellen)?</text:p>
          </table:table-cell>
          <table:table-cell office:value-type="string">
            <text:p>Abbruch bei Timer starten</text:p>
          </table:table-cell>
          <table:table-cell table:number-columns-repeated="4"/>
        </table:table-row>
        <table:table-row table:style-name="ro1">
          <table:table-cell office:value-type="string">
            <text:p>1 – 10</text:p>
          </table:table-cell>
          <table:table-cell table:number-columns-repeated="5"/>
        </table:table-row>
        <table:table-row table:style-name="ro2">
          <table:table-cell office:value-type="string">
            <text:p>#6 Macht es Spaß, die Anwendung / das Produkt zu benutzen?</text:p>
          </table:table-cell>
          <table:table-cell/>
          <table:table-cell office:value-type="string">
            <text:p>Es ist was neues und deswegen spaßig </text:p>
          </table:table-cell>
          <table:table-cell/>
          <table:table-cell office:value-type="string">
            <text:p>Ja, ansicht finde ich das nicht als blöde sache weil man beim kochen sonst dreckige Hände hat.</text:p>
          </table:table-cell>
          <table:table-cell/>
        </table:table-row>
        <table:table-row table:style-name="ro1">
          <table:table-cell office:value-type="string">
            <text:p>1 – 10</text:p>
          </table:table-cell>
          <table:table-cell table:number-columns-repeated="5"/>
        </table:table-row>
        <table:table-row table:style-name="ro1">
          <table:table-cell office:value-type="string">
            <text:p>#7 Verbesserungsvorschlag</text:p>
          </table:table-cell>
          <table:table-cell office:value-type="string">
            <text:p>Das Problem ist, dass dieses Programm nicht einwandfrei funktioniert um wirklich überhaupt die Gestensteuerung zu bedienen.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uch Geste, wird von unserem Probanden bevorzugt. 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Denkst du Gesturezept könnte die zukünftige Steuerung für eine Koch App sei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her wahrscheinlich</text:p>
          </table:table-cell>
          <table:table-cell office:value-type="string">
            <text:p>Wahrscheinlich</text:p>
          </table:table-cell>
          <table:table-cell office:value-type="string">
            <text:p>Eher unwahrscheinlich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frame table:end-cell-address="Tabelle1.D70" table:end-x="4.403cm" table:end-y="0.076cm" draw:z-index="0" draw:style-name="gr1" draw:text-style-name="P1" svg:width="15.999cm" svg:height="8.999cm" svg:x="0.112cm" svg:y="0.047cm">
              <draw:object draw:notify-on-update-of-ranges="Tabelle1.B45:Tabelle1.D45 Tabelle1.B46:Tabelle1.D4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office:value-type="string">
            <text:p>Wie intuitiv hast du die Eingabemethode empfunden? </text:p>
          </table:table-cell>
          <table:table-cell table:number-columns-repeated="5"/>
        </table:table-row>
        <table:table-row table:style-name="ro1">
          <table:table-cell office:value-type="string">
            <text:p>Sprachsteuerung</text:p>
          </table:table-cell>
          <table:table-cell office:value-type="string">
            <text:p>Sehr intuitiv</text:p>
          </table:table-cell>
          <table:table-cell office:value-type="string">
            <text:p>Intuitiv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>
            <draw:frame table:end-cell-address="Tabelle1.D97" table:end-x="4.375cm" table:end-y="0.384cm" draw:z-index="1" draw:style-name="gr1" draw:text-style-name="P1" svg:width="15.999cm" svg:height="8.999cm" svg:x="0.084cm" svg:y="0.354cm">
              <draw:object draw:notify-on-update-of-ranges="Tabelle1.B73:Tabelle1.C73 Tabelle1.B74:Tabelle1.C7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office:value-type="string">
            <text:p>Gestensteuerung</text:p>
          </table:table-cell>
          <table:table-cell office:value-type="string">
            <text:p>Intuitiv</text:p>
          </table:table-cell>
          <table:table-cell office:value-type="string">
            <text:p>Leicht Intuitiv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>
            <draw:frame table:end-cell-address="Tabelle1.D123" table:end-x="4.387cm" table:end-y="0.274cm" draw:z-index="2" draw:style-name="gr1" draw:text-style-name="P1" svg:width="15.999cm" svg:height="8.999cm" svg:x="0.096cm" svg:y="0.244cm">
              <draw:object draw:notify-on-update-of-ranges="Tabelle1.B99:Tabelle1.C99 Tabelle1.B100:Tabelle1.C1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office:value-type="string">
            <text:p>Beides</text:p>
          </table:table-cell>
          <table:table-cell office:value-type="string">
            <text:p>Sehr intuitiv</text:p>
          </table:table-cell>
          <table:table-cell office:value-type="string">
            <text:p>Intuitiv</text:p>
          </table:table-cell>
          <table:table-cell office:value-type="string">
            <text:p>Leicht Intuitiv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>
            <draw:frame table:end-cell-address="Tabelle1.D149" table:end-x="4.327cm" table:end-y="0.385cm" draw:z-index="3" draw:style-name="gr1" draw:text-style-name="P1" svg:width="15.999cm" svg:height="8.999cm" svg:x="0.036cm" svg:y="0.355cm">
              <draw:object draw:notify-on-update-of-ranges="Tabelle1.B125:Tabelle1.D125 Tabelle1.B126:Tabelle1.D12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string">
            <text:p>Macht es Spaß die Anwendung zu nutze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finitiv</text:p>
          </table:table-cell>
          <table:table-cell office:value-type="string">
            <text:p>auf keinem Fall</text:p>
          </table:table-cell>
          <table:table-cell table:number-columns-repeated="3"/>
        </table:table-row>
        <table:table-row table:style-name="ro1">
          <table:table-cell office:value-type="string">
            <text:p>Testperson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>
            <draw:frame table:end-cell-address="Tabelle1.D175" table:end-x="4.37cm" table:end-y="0.327cm" draw:z-index="4" draw:style-name="gr1" draw:text-style-name="P1" svg:width="15.999cm" svg:height="8.999cm" svg:x="0.079cm" svg:y="0.297cm">
              <draw:object draw:notify-on-update-of-ranges="Tabelle1.A151:Tabelle1.A151 Tabelle1.B151:Tabelle1.C151 Tabelle1.A152:Tabelle1.A152 Tabelle1.B152:Tabelle1.C15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29.01.2020</text:date>, <text:time>00:55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Kaulitzky</meta:initial-creator>
    <meta:creation-date>2020-01-21T12:23:25</meta:creation-date>
    <dc:date>2020-01-29T00:55:35</dc:date>
    <dc:creator>Evan Kaulitzky</dc:creator>
    <meta:editing-duration>PT10H36M37S</meta:editing-duration>
    <meta:editing-cycles>13</meta:editing-cycles>
    <meta:generator>OpenOffice/4.1.4$Unix OpenOffice.org_project/414m4$Build-9787</meta:generator>
    <meta:document-statistic meta:table-count="3" meta:cell-count="100" meta:object-count="5"/>
  </office:meta>
</office:document-meta>
</file>

<file path=Object 1/content.xml>
</file>

<file path=Object 1/meta.xml>
</file>

<file path=Object 1/styles.xml>
</file>

<file path=Object 2/content.xml>
</file>

<file path=Object 2/meta.xml>
</file>

<file path=Object 2/styles.xml>
</file>

<file path=Object 3/content.xml>
</file>

<file path=Object 3/meta.xml>
</file>

<file path=Object 3/styles.xml>
</file>

<file path=Object 4/content.xml>
</file>

<file path=Object 4/meta.xml>
</file>

<file path=Object 4/styles.xml>
</file>

<file path=Object 5/content.xml>
</file>

<file path=Object 5/meta.xml>
</file>

<file path=Object 5/styles.xml>
</file>